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5f78" officeooo:paragraph-rsid="00175f78"/>
    </style:style>
    <style:style style:name="P2" style:family="paragraph" style:parent-style-name="Standard">
      <style:text-properties officeooo:rsid="00175f78" officeooo:paragraph-rsid="0017784d"/>
    </style:style>
    <style:style style:name="P3" style:family="paragraph" style:parent-style-name="Standard">
      <style:text-properties fo:font-weight="bold" officeooo:rsid="00175f78" officeooo:paragraph-rsid="00175f78" style:font-weight-asian="bold" style:font-weight-complex="bold"/>
    </style:style>
    <style:style style:name="P4" style:family="paragraph" style:parent-style-name="Standard">
      <style:text-properties fo:font-weight="normal" officeooo:rsid="00175f78" officeooo:paragraph-rsid="0017784d" style:font-weight-asian="normal" style:font-weight-complex="normal"/>
    </style:style>
    <style:style style:name="P5" style:family="paragraph" style:parent-style-name="Standard">
      <style:text-properties fo:font-weight="normal" officeooo:rsid="0017784d" officeooo:paragraph-rsid="0017784d" style:font-weight-asian="normal" style:font-weight-complex="normal"/>
    </style:style>
    <style:style style:name="P6" style:family="paragraph" style:parent-style-name="Standard">
      <style:text-properties officeooo:rsid="0017784d" officeooo:paragraph-rsid="0017784d"/>
    </style:style>
    <style:style style:name="T1" style:family="text">
      <style:text-properties officeooo:rsid="0017784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seudocode for binarySearchR:</text:p>
      <text:p text:style-name="P1"/>
      <text:p text:style-name="P1">binarySearchR (string* A, int first, int last, string key)</text:p>
      <text:p text:style-name="P1"/>
      <text:p text:style-name="P1">if(check for bound: key&lt; A[first] || key &gt; A[last])</text:p>
      <text:p text:style-name="P1"/>
      <text:p text:style-name="P1"><text:tab/><text:span text:style-name="T1">&lt;</text:span>if it goes out of bound then:<text:span text:style-name="T1">(boolean is false)&gt;</text:span></text:p>
      <text:p text:style-name="P1"><text:tab/>return -1;</text:p>
      <text:p text:style-name="P1"/>
      <text:p text:style-name="P1">else continue searching for array</text:p>
      <text:p text:style-name="P1"/>
      <text:p text:style-name="P1"><text:tab/>&lt;simulation of splitting array&gt;</text:p>
      <text:p text:style-name="P1"><text:tab/>int center← (first+last)/2</text:p>
      <text:p text:style-name="P1"/>
      <text:p text:style-name="P1"><text:tab/>compare key to A[center]</text:p>
      <text:p text:style-name="P1"/>
      <text:p text:style-name="P1"><text:tab/>if(key == A[center])</text:p>
      <text:p text:style-name="P1"><text:tab/>return 1;</text:p>
      <text:p text:style-name="P1"/>
      <text:p text:style-name="P1"><text:tab/>else continue algorithm</text:p>
      <text:p text:style-name="P1"/>
      <text:p text:style-name="P1"><text:tab/><text:tab/>&lt;include recursive calls to function&gt;</text:p>
      <text:p text:style-name="P1"><text:tab/><text:tab/>if(key &lt;A[center]</text:p>
      <text:p text:style-name="P1"><text:tab/><text:tab/><text:tab/>then</text:p>
      <text:p text:style-name="P1"><text:tab/><text:tab/><text:tab/>recursive call mid-1</text:p>
      <text:p text:style-name="P1"/>
      <text:p text:style-name="P1"><text:tab/><text:tab/>if(key &lt;A[center]</text:p>
      <text:p text:style-name="P1"><text:tab/><text:tab/><text:tab/>then</text:p>
      <text:p text:style-name="P1"><text:tab/><text:tab/><text:tab/>recursive call mid+1</text:p>
      <text:p text:style-name="P1"/>
      <text:p text:style-name="P3">Pseudocode for binarySearchL:</text:p>
      <text:p text:style-name="P3"/>
      <text:p text:style-name="P5">int binarySearchL(string* A, int array_size, int key);</text:p>
      <text:p text:style-name="P5"/>
      <text:p text:style-name="P5">int first← 0;</text:p>
      <text:p text:style-name="P5">int last ← array_size-1;</text:p>
      <text:p text:style-name="P5">while(check for bounds: first&lt;=last)</text:p>
      <text:p text:style-name="P5"><text:tab/>int mid← (first+ last)/2</text:p>
      <text:p text:style-name="P2"><text:tab/>if(key == A[center])</text:p>
      <text:p text:style-name="P4"><text:tab/><text:tab/>return 1;</text:p>
      <text:p text:style-name="P2"><text:tab/>if(key &lt;A[center]</text:p>
      <text:p text:style-name="P2"><text:tab/><text:tab/>then:</text:p>
      <text:p text:style-name="P6"><text:tab/><text:tab/>last ← mid-1;</text:p>
      <text:p text:style-name="P2"><text:tab/>if(key &lt;A[center]</text:p>
      <text:p text:style-name="P2"><text:tab/><text:tab/>then:</text:p>
      <text:p text:style-name="P6"><text:tab/><text:tab/>first = mid+1;</text:p>
      <text:p text:style-name="P1"/>
      <text:p text:style-name="P6">&lt;if while loop gets a false boolean&gt;</text:p>
      <text:p text:style-name="P6">return -1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02:33:25.879438913</meta:creation-date>
    <dc:date>2016-10-06T02:53:51.585973507</dc:date>
    <meta:editing-duration>PT8M45S</meta:editing-duration>
    <meta:editing-cycles>1</meta:editing-cycles>
    <meta:document-statistic meta:table-count="0" meta:image-count="0" meta:object-count="0" meta:page-count="1" meta:paragraph-count="35" meta:word-count="124" meta:character-count="848" meta:non-whitespace-character-count="719"/>
    <meta:generator>LibreOffice/5.1.4.2$Linux_X86_64 LibreOffice_project/10m0$Build-2</meta:generator>
  </office:meta>
</office:document-meta>
</file>